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c5000b" draw:textarea-horizontal-align="justify" draw:textarea-vertical-align="middle" draw:auto-grow-height="false"/>
    </style:style>
    <style:style style:name="gr4" style:family="graphic" style:parent-style-name="objectwithoutfill">
      <style:graphic-properties svg:stroke-width="0.051cm" draw:marker-start="Arrow" draw:marker-start-width="0.457cm" draw:marker-end="Arrow" draw:marker-end-width="0.457cm" draw:fill="none" draw:textarea-vertical-align="middle" fo:padding-top="0.15cm" fo:padding-bottom="0.15cm" fo:padding-left="0.275cm" fo:padding-right="0.275cm"/>
    </style:style>
    <style:style style:name="gr5" style:family="graphic" style:parent-style-name="standard">
      <style:graphic-properties svg:stroke-color="#c5000b" draw:fill="solid" draw:fill-color="#c5000b"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xml:id="id1" draw:id="id1" draw:layer="layout" svg:width="9.652cm" svg:height="5.715cm" svg:x="1.381cm" svg:y="7.096cm">
            <text:p text:style-name="P1">AMB-ML 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2" draw:id="id2" draw:layer="layout" svg:width="5.715cm" svg:height="2.667cm" svg:x="21.701cm" svg:y="4.175cm">
            <text:p text:style-name="P1">AMB-ML client</text:p>
            <draw:enhanced-geometry svg:viewBox="0 0 21600 21600" draw:type="rectangle" draw:enhanced-path="M 0 0 L 21600 0 21600 21600 0 21600 0 0 Z N"/>
          </draw:custom-shape>
          <draw:custom-shape draw:style-name="gr2" draw:text-style-name="P1" xml:id="id3" draw:id="id3" draw:layer="layout" svg:width="5.715cm" svg:height="0.889cm" svg:x="21.701cm" svg:y="8.493cm">
            <text:p text:style-name="P1">AMB-ML client</text:p>
            <draw:enhanced-geometry svg:viewBox="0 0 21600 21600" draw:type="rectangle" draw:enhanced-path="M 0 0 L 21600 0 21600 21600 0 21600 0 0 Z N"/>
          </draw:custom-shape>
          <draw:custom-shape draw:style-name="gr3" draw:text-style-name="P1" draw:layer="layout" svg:width="5.715cm" svg:height="1.778cm" svg:x="21.701cm" svg:y="9.382cm">
            <text:p text:style-name="P1">Dynamical system</text:p>
            <draw:enhanced-geometry svg:viewBox="0 0 21600 21600" draw:type="rectangle" draw:enhanced-path="M 0 0 L 21600 0 21600 21600 0 21600 0 0 Z N"/>
          </draw:custom-shape>
          <draw:custom-shape draw:style-name="gr3" draw:text-style-name="P1" xml:id="id4" draw:id="id4" draw:layer="layout" svg:width="5.715cm" svg:height="2.413cm" svg:x="21.574cm" svg:y="12.303cm">
            <text:p text:style-name="P1">Dynamical system</text:p>
            <draw:enhanced-geometry svg:viewBox="0 0 21600 21600" draw:type="rectangle" draw:enhanced-path="M 0 0 L 21600 0 21600 21600 0 21600 0 0 Z N"/>
          </draw:custom-shape>
          <draw:connector draw:style-name="gr4" draw:text-style-name="P1" draw:layer="layout" draw:type="curve" svg:x1="11.033cm" svg:y1="9.953cm" svg:x2="21.701cm" svg:y2="5.508cm" draw:start-shape="id1" draw:start-glue-point="1" draw:end-shape="id2" draw:end-glue-point="3" svg:d="m11033 9953c8001 0 2667-4445 10668-4445" svg:viewBox="0 0 10669 4446">
            <text:p text:style-name="P1">HTTP/JSON</text:p>
          </draw:connector>
          <draw:connector draw:style-name="gr4" draw:text-style-name="P1" draw:layer="layout" draw:type="curve" svg:x1="11.033cm" svg:y1="9.953cm" svg:x2="21.701cm" svg:y2="8.937cm" draw:start-shape="id1" draw:start-glue-point="1" draw:end-shape="id3" draw:end-glue-point="3" svg:d="m11033 9953c8001 0 2667-1016 10668-1016" svg:viewBox="0 0 10669 1017">
            <text:p text:style-name="P1">HTTP/JSON</text:p>
          </draw:connector>
          <draw:connector draw:style-name="gr4" draw:text-style-name="P1" draw:layer="layout" draw:type="curve" svg:x1="11.033cm" svg:y1="9.953cm" svg:x2="21.574cm" svg:y2="13.509cm" draw:start-shape="id1" draw:start-glue-point="1" draw:end-shape="id4" svg:d="m11033 9953c7906 0 2636 3556 10541 3556" svg:viewBox="0 0 10542 3557">
            <text:p text:style-name="P1">HTTP/JSON</text:p>
          </draw:connector>
          <draw:custom-shape draw:style-name="gr5" draw:text-style-name="P1" draw:layer="layout" svg:width="0.508cm" svg:height="0.508cm" svg:x="24.241cm" svg:y="9.255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 Segond</meta:initial-creator>
    <meta:creation-date>2014-02-17T11:12:49.642543353</meta:creation-date>
    <dc:date>2014-02-17T11:35:12.681577571</dc:date>
    <dc:creator>Marc Segond</dc:creator>
    <meta:editing-duration>PT6M45S</meta:editing-duration>
    <meta:editing-cycles>3</meta:editing-cycles>
    <meta:generator>LibreOffice/4.1.3.2$Linux_X86_64 LibreOffice_project/410m0$Build-2</meta:generator>
    <meta:document-statistic meta:object-count="10"/>
  </office:meta>
</office:document-meta>
</file>